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0b994b"/>
    </style:style>
    <style:style style:name="P5" style:family="paragraph" style:parent-style-name="Preformatted_20_Text">
      <style:text-properties officeooo:rsid="000b994b" officeooo:paragraph-rsid="002e291f"/>
    </style:style>
    <style:style style:name="P6" style:family="paragraph" style:parent-style-name="Preformatted_20_Text">
      <style:text-properties officeooo:rsid="000b994b" officeooo:paragraph-rsid="004e4f17"/>
    </style:style>
    <style:style style:name="P7" style:family="paragraph" style:parent-style-name="Preformatted_20_Text">
      <style:text-properties officeooo:rsid="000b994b" officeooo:paragraph-rsid="004ed61f"/>
    </style:style>
    <style:style style:name="P8" style:family="paragraph" style:parent-style-name="Preformatted_20_Text">
      <style:text-properties officeooo:rsid="000b994b" officeooo:paragraph-rsid="003052ae"/>
    </style:style>
    <style:style style:name="P9" style:family="paragraph" style:parent-style-name="Preformatted_20_Text">
      <style:text-properties officeooo:rsid="000b994b" officeooo:paragraph-rsid="005a15a2"/>
    </style:style>
    <style:style style:name="P10" style:family="paragraph" style:parent-style-name="Preformatted_20_Text">
      <style:text-properties officeooo:rsid="000b994b" officeooo:paragraph-rsid="005f02d6"/>
    </style:style>
    <style:style style:name="P11" style:family="paragraph" style:parent-style-name="Preformatted_20_Text">
      <style:text-properties officeooo:rsid="000b994b" officeooo:paragraph-rsid="0063deb8"/>
    </style:style>
    <style:style style:name="P12" style:family="paragraph" style:parent-style-name="Preformatted_20_Text">
      <style:text-properties officeooo:rsid="000b994b" officeooo:paragraph-rsid="00688492"/>
    </style:style>
    <style:style style:name="P13" style:family="paragraph" style:parent-style-name="Preformatted_20_Text">
      <style:text-properties officeooo:rsid="000b994b" officeooo:paragraph-rsid="006af7e7"/>
    </style:style>
    <style:style style:name="P14" style:family="paragraph" style:parent-style-name="Preformatted_20_Text">
      <style:text-properties officeooo:rsid="000b994b" officeooo:paragraph-rsid="0071a895"/>
    </style:style>
    <style:style style:name="P15" style:family="paragraph" style:parent-style-name="Preformatted_20_Text">
      <style:text-properties officeooo:rsid="000b994b" officeooo:paragraph-rsid="00733eac"/>
    </style:style>
    <style:style style:name="P16" style:family="paragraph" style:parent-style-name="Preformatted_20_Text">
      <style:text-properties officeooo:rsid="000b994b" officeooo:paragraph-rsid="0073d466"/>
    </style:style>
    <style:style style:name="P17" style:family="paragraph" style:parent-style-name="Preformatted_20_Text">
      <style:text-properties officeooo:rsid="000b994b" officeooo:paragraph-rsid="00755479"/>
    </style:style>
    <style:style style:name="P18" style:family="paragraph" style:parent-style-name="Preformatted_20_Text">
      <style:text-properties officeooo:rsid="000b994b" officeooo:paragraph-rsid="008334fd"/>
    </style:style>
    <style:style style:name="P19" style:family="paragraph" style:parent-style-name="Preformatted_20_Text">
      <style:text-properties officeooo:rsid="000b994b" officeooo:paragraph-rsid="005d19bd"/>
    </style:style>
    <style:style style:name="P20" style:family="paragraph" style:parent-style-name="Preformatted_20_Text">
      <style:text-properties officeooo:rsid="000b994b" officeooo:paragraph-rsid="0086c4b9"/>
    </style:style>
    <style:style style:name="P21" style:family="paragraph" style:parent-style-name="Preformatted_20_Text">
      <style:text-properties officeooo:paragraph-rsid="002e291f"/>
    </style:style>
    <style:style style:name="P22" style:family="paragraph" style:parent-style-name="Preformatted_20_Text">
      <style:text-properties officeooo:paragraph-rsid="002ed022"/>
    </style:style>
    <style:style style:name="P23" style:family="paragraph" style:parent-style-name="Preformatted_20_Text">
      <style:text-properties officeooo:paragraph-rsid="003052ae"/>
    </style:style>
    <style:style style:name="P24" style:family="paragraph" style:parent-style-name="Preformatted_20_Text">
      <style:text-properties officeooo:paragraph-rsid="00317813"/>
    </style:style>
    <style:style style:name="P25" style:family="paragraph" style:parent-style-name="Preformatted_20_Text">
      <style:text-properties officeooo:paragraph-rsid="0035ef4a"/>
    </style:style>
    <style:style style:name="P26" style:family="paragraph" style:parent-style-name="Preformatted_20_Text">
      <style:text-properties officeooo:paragraph-rsid="003913bf"/>
    </style:style>
    <style:style style:name="P27" style:family="paragraph" style:parent-style-name="Preformatted_20_Text">
      <style:text-properties officeooo:paragraph-rsid="003ab8a3"/>
    </style:style>
    <style:style style:name="P28" style:family="paragraph" style:parent-style-name="Preformatted_20_Text">
      <style:text-properties officeooo:paragraph-rsid="003f2c08"/>
    </style:style>
    <style:style style:name="P29" style:family="paragraph" style:parent-style-name="Preformatted_20_Text">
      <style:paragraph-properties fo:text-align="start" style:justify-single-word="false"/>
      <style:text-properties officeooo:paragraph-rsid="0046c0b1"/>
    </style:style>
    <style:style style:name="P30" style:family="paragraph" style:parent-style-name="Preformatted_20_Text">
      <style:text-properties officeooo:paragraph-rsid="0047adb5"/>
    </style:style>
    <style:style style:name="P31" style:family="paragraph" style:parent-style-name="Preformatted_20_Text">
      <style:text-properties officeooo:paragraph-rsid="0049eaf9"/>
    </style:style>
    <style:style style:name="P32" style:family="paragraph" style:parent-style-name="Preformatted_20_Text">
      <style:text-properties officeooo:paragraph-rsid="004ed61f"/>
    </style:style>
    <style:style style:name="P33" style:family="paragraph" style:parent-style-name="Preformatted_20_Text">
      <style:text-properties officeooo:paragraph-rsid="0050c403"/>
    </style:style>
    <style:style style:name="P34" style:family="paragraph" style:parent-style-name="Preformatted_20_Text">
      <style:text-properties officeooo:rsid="0050c410" officeooo:paragraph-rsid="0050c410"/>
    </style:style>
    <style:style style:name="P35" style:family="paragraph" style:parent-style-name="Preformatted_20_Text">
      <style:text-properties officeooo:rsid="0050c410" officeooo:paragraph-rsid="0051fe94"/>
    </style:style>
    <style:style style:name="P36" style:family="paragraph" style:parent-style-name="Preformatted_20_Text">
      <style:text-properties officeooo:rsid="0056b4b3" officeooo:paragraph-rsid="0056b4b3"/>
    </style:style>
    <style:style style:name="P37" style:family="paragraph" style:parent-style-name="Preformatted_20_Text">
      <style:text-properties officeooo:paragraph-rsid="00573cd7"/>
    </style:style>
    <style:style style:name="P38" style:family="paragraph" style:parent-style-name="Preformatted_20_Text">
      <style:text-properties officeooo:paragraph-rsid="005a7d64"/>
    </style:style>
    <style:style style:name="P39" style:family="paragraph" style:parent-style-name="Preformatted_20_Text">
      <style:text-properties officeooo:paragraph-rsid="005c8091"/>
    </style:style>
    <style:style style:name="P40" style:family="paragraph" style:parent-style-name="Preformatted_20_Text">
      <style:text-properties officeooo:paragraph-rsid="005d19bd"/>
    </style:style>
    <style:style style:name="P41" style:family="paragraph" style:parent-style-name="Preformatted_20_Text">
      <style:text-properties officeooo:rsid="0060c8c1" officeooo:paragraph-rsid="0060c8c1"/>
    </style:style>
    <style:style style:name="P42" style:family="paragraph" style:parent-style-name="Preformatted_20_Text">
      <style:text-properties officeooo:rsid="0064c978" officeooo:paragraph-rsid="00664087"/>
    </style:style>
    <style:style style:name="P43" style:family="paragraph" style:parent-style-name="Preformatted_20_Text">
      <style:text-properties officeooo:paragraph-rsid="0064c978"/>
    </style:style>
    <style:style style:name="P44" style:family="paragraph" style:parent-style-name="Preformatted_20_Text">
      <style:text-properties officeooo:rsid="0069797b" officeooo:paragraph-rsid="0064c978"/>
    </style:style>
    <style:style style:name="P45" style:family="paragraph" style:parent-style-name="Preformatted_20_Text">
      <style:text-properties officeooo:paragraph-rsid="007c660e"/>
    </style:style>
    <style:style style:name="P46" style:family="paragraph" style:parent-style-name="Preformatted_20_Text">
      <style:text-properties officeooo:rsid="000b994b" officeooo:paragraph-rsid="000b994b"/>
    </style:style>
    <style:style style:name="P47" style:family="paragraph" style:parent-style-name="Preformatted_20_Text">
      <style:text-properties officeooo:rsid="000b994b" officeooo:paragraph-rsid="0086c4b9"/>
    </style:style>
    <style:style style:name="P48" style:family="paragraph" style:parent-style-name="Preformatted_20_Text">
      <style:text-properties officeooo:rsid="000b994b" officeooo:paragraph-rsid="008334fd"/>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fo:font-weight="normal" officeooo:rsid="0071a895" style:font-style-asian="italic" style:font-weight-asian="normal" style:font-style-complex="italic" style:font-weight-complex="normal"/>
    </style:style>
    <style:style style:name="T8" style:family="text">
      <style:text-properties officeooo:rsid="000b994b"/>
    </style:style>
    <style:style style:name="T9" style:family="text">
      <style:text-properties fo:font-variant="normal" fo:text-transform="none" style:text-position="0% 100%" fo:font-style="normal" style:text-underline-style="none" fo:font-weight="normal"/>
    </style:style>
    <style:style style:name="T10" style:family="text">
      <style:text-properties fo:font-style="normal" style:font-style-asian="normal" style:font-style-complex="normal"/>
    </style:style>
    <style:style style:name="T11" style:family="text">
      <style:text-properties fo:font-style="normal" officeooo:rsid="000b994b" style:font-style-asian="normal" style:font-style-complex="normal"/>
    </style:style>
    <style:style style:name="T12" style:family="text">
      <style:text-properties fo:font-style="normal" officeooo:rsid="0071a895" style:font-style-asian="normal" style:font-style-complex="normal"/>
    </style:style>
    <style:style style:name="T13" style:family="text">
      <style:text-properties fo:font-style="normal" fo:font-weight="normal" officeooo:rsid="0071a895" style:font-style-asian="normal" style:font-weight-asian="normal" style:font-style-complex="normal" style:font-weight-complex="normal"/>
    </style:style>
    <style:style style:name="T14" style:family="text">
      <style:text-properties officeooo:rsid="0021a49f"/>
    </style:style>
    <style:style style:name="T15" style:family="text">
      <style:text-properties officeooo:rsid="002e291f"/>
    </style:style>
    <style:style style:name="T16" style:family="text">
      <style:text-properties officeooo:rsid="00317813"/>
    </style:style>
    <style:style style:name="T17" style:family="text">
      <style:text-properties officeooo:rsid="003913bf"/>
    </style:style>
    <style:style style:name="T18" style:family="text">
      <style:text-properties officeooo:rsid="0040c96c"/>
    </style:style>
    <style:style style:name="T19" style:family="text">
      <style:text-properties officeooo:rsid="000b994b" fo:background-color="#ffff00" loext:char-shading-value="0"/>
    </style:style>
    <style:style style:name="T20" style:family="text">
      <style:text-properties officeooo:rsid="0089a7bd" fo:background-color="#ffff00" loext:char-shading-value="0"/>
    </style:style>
    <style:style style:name="T21" style:family="text">
      <style:text-properties officeooo:rsid="0042f3d1"/>
    </style:style>
    <style:style style:name="T22" style:family="text">
      <style:text-properties officeooo:rsid="0049eaf9"/>
    </style:style>
    <style:style style:name="T23" style:family="text">
      <style:text-properties officeooo:rsid="004b9b58"/>
    </style:style>
    <style:style style:name="T24" style:family="text">
      <style:text-properties officeooo:rsid="004d4c75"/>
    </style:style>
    <style:style style:name="T25" style:family="text">
      <style:text-properties officeooo:rsid="004db750"/>
    </style:style>
    <style:style style:name="T26" style:family="text">
      <style:text-properties officeooo:rsid="004e2098"/>
    </style:style>
    <style:style style:name="T27" style:family="text">
      <style:text-properties officeooo:rsid="004ed61f"/>
    </style:style>
    <style:style style:name="T28" style:family="text">
      <style:text-properties officeooo:rsid="00538e16"/>
    </style:style>
    <style:style style:name="T29" style:family="text">
      <style:text-properties officeooo:rsid="005575a8"/>
    </style:style>
    <style:style style:name="T30" style:family="text">
      <style:text-properties officeooo:rsid="0056b4b3"/>
    </style:style>
    <style:style style:name="T31" style:family="text">
      <style:text-properties officeooo:rsid="005de4bf"/>
    </style:style>
    <style:style style:name="T32" style:family="text">
      <style:text-properties fo:font-weight="normal" style:font-weight-asian="normal" style:font-weight-complex="normal"/>
    </style:style>
    <style:style style:name="T33" style:family="text">
      <style:text-properties fo:font-weight="normal" officeooo:rsid="005575a8" style:font-weight-asian="normal" style:font-weight-complex="normal"/>
    </style:style>
    <style:style style:name="T34" style:family="text">
      <style:text-properties fo:font-weight="normal" officeooo:rsid="0062703c" style:font-weight-asian="normal" style:font-weight-complex="normal"/>
    </style:style>
    <style:style style:name="T35" style:family="text">
      <style:text-properties fo:font-weight="normal" officeooo:rsid="006a72ae" style:font-weight-asian="normal" style:font-weight-complex="normal"/>
    </style:style>
    <style:style style:name="T36" style:family="text">
      <style:text-properties fo:font-weight="normal" officeooo:rsid="00688492" style:font-weight-asian="normal" style:font-weight-complex="normal"/>
    </style:style>
    <style:style style:name="T37" style:family="text">
      <style:text-properties fo:font-weight="normal" officeooo:rsid="006d1516" style:font-weight-asian="normal" style:font-weight-complex="normal"/>
    </style:style>
    <style:style style:name="T38" style:family="text">
      <style:text-properties fo:font-weight="normal" officeooo:rsid="0064c978" style:font-weight-asian="normal" style:font-weight-complex="normal"/>
    </style:style>
    <style:style style:name="T39" style:family="text">
      <style:text-properties officeooo:rsid="0063deb8"/>
    </style:style>
    <style:style style:name="T40" style:family="text">
      <style:text-properties officeooo:rsid="0064c978"/>
    </style:style>
    <style:style style:name="T41" style:family="text">
      <style:text-properties officeooo:rsid="00664087"/>
    </style:style>
    <style:style style:name="T42" style:family="text">
      <style:text-properties officeooo:rsid="00680949"/>
    </style:style>
    <style:style style:name="T43" style:family="text">
      <style:text-properties officeooo:rsid="00688492"/>
    </style:style>
    <style:style style:name="T44" style:family="text">
      <style:text-properties officeooo:rsid="0069797b"/>
    </style:style>
    <style:style style:name="T45" style:family="text">
      <style:text-properties officeooo:rsid="006a72ae"/>
    </style:style>
    <style:style style:name="T46" style:family="text">
      <style:text-properties officeooo:rsid="006ca161"/>
    </style:style>
    <style:style style:name="T47" style:family="text">
      <style:text-properties officeooo:rsid="006d1516"/>
    </style:style>
    <style:style style:name="T48" style:family="text">
      <style:text-properties officeooo:rsid="006d3803"/>
    </style:style>
    <style:style style:name="T49" style:family="text">
      <style:text-properties officeooo:rsid="006ea682"/>
    </style:style>
    <style:style style:name="T50" style:family="text">
      <style:text-properties officeooo:rsid="006fae04"/>
    </style:style>
    <style:style style:name="T51" style:family="text">
      <style:text-properties officeooo:rsid="0071a895"/>
    </style:style>
    <style:style style:name="T52" style:family="text">
      <style:text-properties officeooo:rsid="0073d466"/>
    </style:style>
    <style:style style:name="T53" style:family="text">
      <style:text-properties officeooo:rsid="00755479"/>
    </style:style>
    <style:style style:name="T54" style:family="text">
      <style:text-properties officeooo:rsid="007f56f4"/>
    </style:style>
    <style:style style:name="T55" style:family="text">
      <style:text-properties officeooo:rsid="0081c349"/>
    </style:style>
    <style:style style:name="T56" style:family="text">
      <style:text-properties officeooo:rsid="00851d47"/>
    </style:style>
    <style:style style:name="T57" style:family="text">
      <style:text-properties officeooo:rsid="0087d87e"/>
    </style:style>
    <style:style style:name="T58" style:family="text">
      <style:text-properties officeooo:rsid="000b994b" fo:background-color="transparent" loext:char-shading-value="0"/>
    </style:style>
    <style:style style:name="T59" style:family="text">
      <style:text-properties officeooo:rsid="000b994b" fo:background-color="transparent" loext:char-shading-value="0"/>
    </style:style>
    <style:style style:name="T60" style:family="text">
      <style:text-properties officeooo:rsid="0089a7bd" fo:background-color="transparent" loext:char-shading-value="0"/>
    </style:style>
    <style:style style:name="T61" style:family="text">
      <style:text-properties officeooo:rsid="0089a7bd" fo:background-color="transparent" loext:char-shading-value="0"/>
    </style:style>
    <style:style style:name="T62" style:family="text">
      <style:text-properties officeooo:rsid="008a9676"/>
    </style:style>
  </office:automatic-styles>
  <office:body>
    <office:text text:use-soft-page-breaks="true">
      <office:forms form:automatic-focus="false" form:apply-design-mode="false"/>
      <text:tracked-changes>
        <text:changed-region xml:id="ct67740416" text:id="ct67740416">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82543936" text:id="ct82543936">
          <text:deletion>
            <office:change-info>
              <dc:creator>Unknown Author</dc:creator>
              <dc:date>2018-08-20T22:23:00</dc:date>
            </office:change-info>
            <text:p text:style-name="P1">4.</text:p>
          </text:deletion>
        </text:changed-region>
        <text:changed-region xml:id="ct74170032" text:id="ct74170032">
          <text:insertion>
            <office:change-info>
              <dc:creator>Unknown Author</dc:creator>
              <dc:date>2018-08-20T22:23:00</dc:date>
            </office:change-info>
          </text:insertion>
        </text:changed-region>
        <text:changed-region xml:id="ct70936704" text:id="ct70936704">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83436672" text:id="ct83436672">
          <text:deletion>
            <office:change-info>
              <dc:creator>Unknown Author</dc:creator>
              <dc:date>2018-08-20T22:23:00</dc:date>
            </office:change-info>
            <text:p text:style-name="P1">6.</text:p>
          </text:deletion>
        </text:changed-region>
        <text:changed-region xml:id="ct79270832" text:id="ct79270832">
          <text:insertion>
            <office:change-info>
              <dc:creator>Unknown Author</dc:creator>
              <dc:date>2018-08-20T22:23:00</dc:date>
            </office:change-info>
          </text:insertion>
        </text:changed-region>
        <text:changed-region xml:id="ct74489648" text:id="ct74489648">
          <text:deletion>
            <office:change-info>
              <dc:creator>Unknown Author</dc:creator>
              <dc:date>2018-08-18T23:02:00</dc:date>
            </office:change-info>
            <text:p text:style-name="P1">Leaf plot has been recentered and rescaled to maximize visibility in upper right, excluding the very unique communities of <text:span text:style-name="T1">Cythea japonica</text:span>.</text:p>
          </text:deletion>
        </text:changed-region>
        <text:changed-region xml:id="ct83740624" text:id="ct83740624">
          <text:deletion>
            <office:change-info>
              <dc:creator>Unknown Author</dc:creator>
              <dc:date>2018-08-20T22:23:00</dc:date>
            </office:change-info>
            <text:p text:style-name="P1">7.</text:p>
          </text:deletion>
        </text:changed-region>
        <text:changed-region xml:id="ct84053392" text:id="ct84053392">
          <text:insertion>
            <office:change-info>
              <dc:creator>Unknown Author</dc:creator>
              <dc:date>2018-08-20T22:23:00</dc:date>
            </office:change-info>
          </text:insertion>
        </text:changed-region>
        <text:changed-region xml:id="ct72831712" text:id="ct72831712">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69838816" text:id="ct69838816">
          <text:insertion>
            <office:change-info>
              <dc:creator>Unknown Author</dc:creator>
              <dc:date>2018-08-18T12:47:00</dc:date>
            </office:change-info>
          </text:insertion>
        </text:changed-region>
        <text:changed-region xml:id="ct74570672" text:id="ct74570672">
          <text:deletion>
            <office:change-info>
              <dc:creator>Unknown Author</dc:creator>
              <dc:date>2018-08-20T22:20:00</dc:date>
            </office:change-info>
            <text:p text:style-name="P1">Figure 8. Two PCNM vectors showing patterns of variation of all-host endophyte communities of leaf and wood, plotted over a map of Fushan FDP. Both leaf and wood endophyte communities showed some response to the central hill of the plot.</text:p>
          </text:deletion>
        </text:changed-region>
        <text:changed-region xml:id="ct71393216" text:id="ct71393216">
          <text:deletion>
            <office:change-info>
              <dc:creator>Unknown Author</dc:creator>
              <dc:date>2018-08-18T23:03:00</dc:date>
            </office:change-info>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deletion>
        </text:changed-region>
        <text:changed-region xml:id="ct83246144" text:id="ct83246144">
          <text:insertion>
            <office:change-info>
              <dc:creator>Unknown Author</dc:creator>
              <dc:date>2018-08-20T22:23:00</dc:date>
            </office:change-info>
          </text:insertion>
        </text:changed-region>
        <text:changed-region xml:id="ct82671344" text:id="ct82671344">
          <text:deletion>
            <office:change-info>
              <dc:creator>Unknown Author</dc:creator>
              <dc:date>2018-08-20T22:23:00</dc:date>
            </office:change-info>
            <text:p text:style-name="P2">10.</text:p>
          </text:deletion>
        </text:changed-region>
        <text:changed-region xml:id="ct82257008" text:id="ct82257008">
          <text:insertion>
            <office:change-info>
              <dc:creator>Unknown Author</dc:creator>
              <dc:date>2018-08-20T22:24:00</dc:date>
            </office:change-info>
          </text:insertion>
        </text:changed-region>
        <text:changed-region xml:id="ct83743840" text:id="ct83743840">
          <text:deletion>
            <office:change-info>
              <dc:creator>Unknown Author</dc:creator>
              <dc:date>2018-08-20T22:24:00</dc:date>
            </office:change-info>
            <text:p text:style-name="P1">11.</text:p>
          </text:deletion>
        </text:changed-region>
        <text:changed-region xml:id="ct79274816" text:id="ct79274816">
          <text:insertion>
            <office:change-info>
              <dc:creator>Unknown Author</dc:creator>
              <dc:date>2018-08-20T22:24:00</dc:date>
            </office:change-info>
          </text:insertion>
        </text:changed-region>
        <text:changed-region xml:id="ct83744064" text:id="ct83744064">
          <text:deletion>
            <office:change-info>
              <dc:creator>Unknown Author</dc:creator>
              <dc:date>2018-08-20T22:24:00</dc:date>
            </office:change-info>
            <text:p text:style-name="P3">12.</text:p>
          </text:deletion>
        </text:changed-region>
        <text:changed-region xml:id="ct82196032" text:id="ct82196032">
          <text:insertion>
            <office:change-info>
              <dc:creator>Unknown Author</dc:creator>
              <dc:date>2018-08-20T22:24:00</dc:date>
            </office:change-info>
          </text:insertion>
        </text:changed-region>
        <text:changed-region xml:id="ct78925344" text:id="ct78925344">
          <text:deletion>
            <office:change-info>
              <dc:creator>Unknown Author</dc:creator>
              <dc:date>2018-08-20T22:24:00</dc:date>
            </office:change-info>
            <text:p text:style-name="P3">13</text:p>
          </text:deletion>
        </text:changed-region>
        <text:changed-region xml:id="ct83035168" text:id="ct83035168">
          <text:insertion>
            <office:change-info>
              <dc:creator>Unknown Author</dc:creator>
              <dc:date>2018-08-2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5">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5">Despite this</text:span>, host tree species was <text:span text:style-name="T15">an</text:span> important <text:span text:style-name="T15">predictor</text:span> of mycobiome community-composition. Within a single <text:span text:style-name="T15">common </text:span>tree species, “core” mycobiomes were characterized using cooccurrence analysis. <text:span text:style-name="T15">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21"><text:span text:style-name="T8">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 </text:span></text:p>
      <text:p text:style-name="P21"/>
      <text:p text:style-name="P22"><text:span text:style-name="T8"><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text:span></text:p>
      <text:p text:style-name="P21"><text:soft-page-break/></text:p>
      <text:p text:style-name="P22"><text:span text:style-name="T8"><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9">(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8">.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9">(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8">,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9">(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8">.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 <text:s/>Fungal endophytes, therefore, make ideal systems for studying the interplay of host-microbe interactions, environmental influences, and spatial patterning of both host and microbes in natural settings. <text:s/></text:span></text:p>
      <text:p text:style-name="P22"/>
      <text:p text:style-name="P29"><text:span text:style-name="T8"><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8">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text:span></text:p>
      <text:p text:style-name="P1"/>
      <text:p text:style-name="P1">Field methods</text:p>
      <text:p text:style-name="Preformatted_20_Text"><text:soft-page-break/></text:p>
      <text:p text:style-name="Preformatted_20_Text"><text:span text:style-name="T8">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 All plant material was carried to a nearby field station and stored at 4°C for no longer than 5 days before processing.</text:span></text:p>
      <text:p text:style-name="P1"/>
      <text:p text:style-name="P1">Lab methods</text:p>
      <text:p text:style-name="P1"/>
      <text:p text:style-name="Preformatted_20_Text"><text:span text:style-name="T8">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6"><text:span text:style-name="T8">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6"/>
      <text:p text:style-name="P27"><text:span text:style-name="T17">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9">(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7">.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7">(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7">, against the UNITE database. See scripts (S1____) for details of this process. </text:span></text:p>
      <text:p text:style-name="P26"/>
      <text:p text:style-name="P26"><text:soft-page-break/></text:p>
      <text:p text:style-name="P1"/>
      <text:p text:style-name="P1">Statistical methods</text:p>
      <text:p text:style-name="P1"/>
      <text:p text:style-name="P1">Overview</text:p>
      <text:p text:style-name="P1"/>
      <text:p text:style-name="P30"><text:span text:style-name="T8">Ecological patterns of the entire fungal community of leaves and wood of all hosts were examined first. <text:s/>Analyses were then focused on patterns in the mycobiome of the most commonly-sampled host tree, </text:span><text:span text:style-name="T3">Helicia</text:span><text:span text:style-name="T11"> </text:span><text:span text:style-name="T3">formosana</text:span><text:span text:style-name="T8">.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 packages. </text:span></text:p>
      <text:p text:style-name="P30"/>
      <text:p text:style-name="P30"/>
      <text:p text:style-name="P31"><text:span text:style-name="T22">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2">(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2">.</text:span></text:p>
      <text:p text:style-name="P1"/>
      <text:p text:style-name="P1">Mycobiome of all hosts</text:p>
      <text:p text:style-name="P1"/>
      <text:p text:style-name="P40"><text:span text:style-name="T8">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40"/>
      <text:p text:style-name="P19">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23"/>
      <text:p text:style-name="P24"><text:span text:style-name="T8">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 of community dissimilarity matrices against physical distance matrices, and visualized with Mantel multivariate correlograms. </text:span></text:p>
      <text:p text:style-name="P24"/>
      <text:p text:style-name="P24"><text:span text:style-name="T8">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 </text:span></text:p>
      <text:p text:style-name="P25"/>
      <text:p text:style-name="P43"><text:span text:style-name="T16">Eigenanalysis of sampling schemes such as dbMEM/PCNM give a portrait of what patterns can be confidently testing by a given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text:span><text:soft-page-break/><text:span text:style-name="T1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6">(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6">( for example, Fig ____ and ____).</text:span></text:p>
      <text:p text:style-name="P28"/>
      <text:p text:style-name="P8">Ecological patterns of interest detected in spatial analysis were further visualized by mapping Bray-Curtis distance of all wood or leaf samples from a single point of interest on maps of the reserve and in NMS ordinations <text:span text:style-name="T31">(Fig. ___ and ____)</text:span>.</text:p>
      <text:p text:style-name="P1"/>
      <text:p text:style-name="P1">Mycobiome of a single host, <text:span text:style-name="T1">Helicia</text:span><text:span text:style-name="T10"> </text:span><text:span text:style-name="T1">formosana</text:span></text:p>
      <text:p text:style-name="P1"/>
      <text:p text:style-name="P1"><text:span text:style-name="T18">To exclude variation in fungal communities</text:span> resulting from <text:span text:style-name="T18">differing </text:span>host tree species, <text:span text:style-name="T45">above analyses were repeated for</text:span> the fungal endophytes of a single host tree, <text:span text:style-name="T1">Helicia</text:span><text:span text:style-name="T10">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0"> </text:span><text:span text:style-name="T1">formosana</text:span></text:p>
      <text:p text:style-name="P1"/>
      <text:p text:style-name="Preformatted_20_Text"><text:span text:style-name="T8">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8"> were used to populate a species composition matrix of just these core species as columns, with rows of just sites where </text:span><text:span text:style-name="T3">H. formosana</text:span><text:span text:style-name="T8">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6">After variance-stabilization, <text:span text:style-name="T23">in the </text:span>the <text:span text:style-name="T25">leaf</text:span> endophyte library <text:span text:style-name="T25">1302</text:span> OTUs <text:span text:style-name="T23">were detected, </text:span>and <text:span text:style-name="T25">2025</text:span> OTUs <text:span text:style-name="T23">in the </text:span>the leaf library (Fig. ___). Both leaf and wood samples were dominated by Ascomycota, but a larger p<text:span text:style-name="T23">roportion</text:span> of wood OTUs matched to Basidiomycota <text:span text:style-name="T25">(10% of leaf OTUs vs. 17% of wood OTUs)</text:span>. <text:s/>This larger percentage of <text:span text:style-name="T26">OTUs identified to </text:span>Basidiomy<text:span text:style-name="T26">cota</text:span> was due mostly to a larger <text:span text:style-name="T26">percentage</text:span> of <text:span text:style-name="T26">OTUs identified to</text:span> Tremellomycetes <text:span text:style-name="T26">(&lt;1% of leaf OTUs vs. 5.6%</text:span> <text:span text:style-name="T26">of</text:span> wood <text:span text:style-name="T26">OTUs) </text:span>(Fig. 4). Within Ascomycota, both leaf and wood samples contained high percentages of <text:span text:style-name="T25">OTUs identified to </text:span>Sordariomycetes <text:span text:style-name="T25">(24% of leaf OTUs vs. 16% of wood OTUs)</text:span>, Dothideomycetes <text:span text:style-name="T25">(20% of leaf OTUs vs. 27% of wood OTUs)</text:span>, and Eurotiomycetes <text:span text:style-name="T25">(7% of leaf OTUs vs. 14% of wood OTUs)</text:span>. <text:span text:style-name="T24">Significant observations of lecanoromycete fungi</text:span> <text:span text:style-name="T24">also occurred, especially in leaves (%18.5 of leaf OTUs vs. %4 of wood OTUs). At the class level 16% of leaf OTUs were unindentified, compared to 10% of wood.</text:span></text:p>
      <text:p text:style-name="P1"/>
      <text:p text:style-name="P1"><text:soft-page-break/>Host effects on endophyte community composition:</text:p>
      <text:p text:style-name="P1"/>
      <text:p text:style-name="P32"><text:span text:style-name="T8">Host species is the strongest single predictor of similarity within both leaf (PERMANOVA, F(33, 89) = </text:span>1.9<text:span text:style-name="T27">5, p &lt; 0.01, R2 =0.42, permutations = 10000) and wood endophyte communities (PERMANOVA, F(29,61) = 1.49, p &lt; 0.01, R2 = 0.42, permutations = 10000) (Fig. _____).</text:span></text:p>
      <text:p text:style-name="P1"/>
      <text:p text:style-name="P1">Environmental effects on endophyte community composition:</text:p>
      <text:p text:style-name="P1"/>
      <text:p text:style-name="P33"><text:span text:style-name="T27">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8"> p &lt; 0.01, R2 = 0.09, permutations = 10000). </text:span></text:p>
      <text:p text:style-name="P7"/>
      <text:p text:style-name="P1">Spatial patterns all-host mycobiomes</text:p>
      <text:p text:style-name="P35"/>
      <text:p text:style-name="P1">Mantel tests:</text:p>
      <text:p text:style-name="P1"/>
      <text:p text:style-name="P1">Wood endophyte community displayed a weak pattern of community-turnover/distance-decay over the entire study area (<text:span text:style-name="T28">global </text:span>Mantel's r = 0.<text:span text:style-name="T28">10</text:span>, p <text:span text:style-name="T28">&lt;</text:span> 0.01) (Fig. ____). Leaf communities displayed no global distance decay relationship (<text:span text:style-name="T28">global </text:span>Mantel's r = -0.01, p = 0.<text:span text:style-name="T28">5</text:span>7), but displayed local negative autocorrelation in comparisons of samples approximately 200 meters apart (Mantel correlogram, <text:span text:style-name="T28">local </text:span>Mantel's r = -0.10, p &lt; 0.05) (Fig. _____<text:span text:style-name="T28">)</text:span> indicating that some portion of these samples at this distance apart contained communities more similar than expected under a null model of complete spatial randomness. <text:s/></text:p>
      <text:p text:style-name="P1"/>
      <text:p text:style-name="P34"/>
      <text:p text:style-name="P1"/>
      <text:p text:style-name="P1"><text:span text:style-name="T30">All host </text:span>dbMEM analyses</text:p>
      <text:p text:style-name="P1"/>
      <text:p text:style-name="P36">Leaf community: </text:p>
      <text:p text:style-name="P37"><text:span text:style-name="T28">For leaves, our sampling scheme yielded 5 biologically significant PCNM vectors, explaining 5.1% of endophyte community variation (Redundancy analysis, constrained inertia = </text:span>0.04<text:span text:style-name="T29">6, Unconstrained inertia = </text:span>0.84,<text:span text:style-name="T29"> F(5,117) = 1.27, P &lt; 0.01) (S? ____). Of these, <text:s/>the smallest scale vector (“PCNMX34”) are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29">(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29">, with a wavelength of 25m. Two mid-range leaf PCNM vectors of interest correlate with environmental variables, most strongly in the cas of the “PCNMX9” vector, which is correlated with the presence of the steep habitat zone present mostly on the central hill of the plot (Linear model/multiple regression, adj-R2=0.23, F(9,113)=4.951, p &lt; 0.01) (Fig. ______). Remaining all-host leaf PCNM vectors are uncorrelated with available environmental data. </text:span></text:p>
      <text:p text:style-name="Preformatted_20_Text"/>
      <text:p text:style-name="P41">Wood community:</text:p>
      <text:p text:style-name="P38"><text:span text:style-name="T28">For wood, our sampling scheme also yielded 5 biologically significant PCNM vectors, explaining 7.5% of variation (Redundancy analysis, constrained inertia = 0.07, Unconstrained inertia = 0.80, F(5,85) = 1.38, P &lt; 0.01). </text:span><text:span text:style-name="T33">Of these, the smallest scale vectors (“PCNMX20” and “PCNMX30”) are probably indicative of endogenous autocorrelation, at a wavelength of 70 m or less. </text:span><text:span text:style-name="T34">The three other PCNM vectors are large- to mid-range, with lengths from 300m to 500m. They correlated with environmental variables, and generally </text:span><text:span text:style-name="T35">point</text:span><text:span text:style-name="T34"> to a contrast between upland and lowland habitat (S ____). </text:span></text:p>
      <text:p text:style-name="P9"/>
      <text:p text:style-name="P10"><text:s/></text:p>
      <text:p text:style-name="P10">Mycobiome of a single host, <text:span text:style-name="T1">Helicia</text:span><text:span text:style-name="T10"> </text:span><text:span text:style-name="T1">formosana</text:span></text:p>
      <text:p text:style-name="P1"><text:soft-page-break/></text:p>
      <text:p text:style-name="P13"><text:span text:style-name="T44">When the </text:span>community of endophytes <text:span text:style-name="T39">is constrained to one host, e</text:span>nvironmental variables were not found to directly explain any varianc<text:span text:style-name="T40">e in endophyte community structure (</text:span>PERMANOVA <text:span text:style-name="T41">tests</text:span>, permutations=10000. <text:span text:style-name="T42">Leaf community ~ t</text:span>opography: F(4,26) = 0.<text:span text:style-name="T41">93</text:span>, R2 = 0.1<text:span text:style-name="T42">2, </text:span>p = 0.<text:span text:style-name="T41">66. Leaf community ~ v</text:span>egetative community: F(3,27) = 1.<text:span text:style-name="T41">07</text:span>, R2 = 0.11, <text:s/>p = 0.2<text:span text:style-name="T41">7. W</text:span>ood <text:span text:style-name="T42">community ~ t</text:span>opography: F(4,17) = 1.0<text:span text:style-name="T42">6</text:span>, R2 = 0.20, p = 0.<text:span text:style-name="T42">20. Wood community ~ </text:span>Vegetative community: F(3,18) = 1.0<text:span text:style-name="T42">8</text:span>, R2 = 0.15, p = 0.<text:span text:style-name="T42">19.). <text:s/></text:span></text:p>
      <text:p text:style-name="P11"/>
      <text:p text:style-name="P12">Leaf endophyte community yielded <text:span text:style-name="T46">3</text:span> <text:span text:style-name="T43">ecologically</text:span> significant PCNM<text:span text:style-name="T40">s</text:span> <text:span text:style-name="T46">explaining 13% of community variation </text:span>(RDA, leaves: constrained inertia = 0.0<text:span text:style-name="T46">11</text:span>, Unconstrained inertia = 0.<text:span text:style-name="T47">67</text:span>, F(<text:span text:style-name="T47">2</text:span>,<text:span text:style-name="T47">19</text:span>) = 1.<text:span text:style-name="T47">32</text:span>, P &lt; 0.01<text:span text:style-name="T43">). </text:span><text:span text:style-name="T36">W</text:span><text:span text:style-name="T32">ood endophyte community yielded </text:span><text:span text:style-name="T37">2</text:span><text:span text:style-name="T32"> </text:span><text:span text:style-name="T36">ecologically</text:span><text:span text:style-name="T32"> significant PCNM</text:span><text:span text:style-name="T38">s explaining 12% of community variation </text:span><text:span text:style-name="T32">(RDA, leaves: constrained inertia = 0.</text:span><text:span text:style-name="T37">10</text:span><text:span text:style-name="T32">, Unconstrained inertia = 0.7</text:span><text:span text:style-name="T37">0</text:span><text:span text:style-name="T32">, F(1,29) = 1.78, P &lt; 0.01</text:span><text:span text:style-name="T36">). </text:span><text:span text:style-name="T41">As with the non-spatial PERMANOVA model of </text:span><text:span text:style-name="T4">Helicia</text:span><text:span text:style-name="T41"> endophytes, these PCNMs also do correlate with any available environmental data, in either wood or leaves. </text:span></text:p>
      <text:p text:style-name="P42"><text:span text:style-name="T41">However, both</text:span> wood and leaf communities <text:span text:style-name="T48">show ecologically meaningful</text:span> PCNM vectors <text:span text:style-name="T41">that center on the southwestern valley of the FDP as a place of difference in the </text:span><text:span text:style-name="T4">Helicia</text:span><text:span text:style-name="T41"> mycobiome (Fig. ___). This pattern of dissimilarity is particularly pronounced in the </text:span><text:span text:style-name="T5">Helicia</text:span><text:span text:style-name="T49"> leaf endophyte community when visualized with Bray-Curtis comparisons (Fig. ).</text:span></text:p>
      <text:p text:style-name="P44"/>
      <text:p text:style-name="P1"/>
      <text:p text:style-name="P16">Core fungi of <text:span text:style-name="T1">Helicia</text:span><text:span text:style-name="T10"> </text:span><text:span text:style-name="T1">formosana</text:span></text:p>
      <text:p text:style-name="P1"/>
      <text:p text:style-name="P14"><text:span text:style-name="T51">O</text:span>ut of <text:span text:style-name="T50">1302</text:span> possible fungal OTUs <text:span text:style-name="T51">observed in leaves of all hosts, 426 OTUs were found in </text:span><text:span text:style-name="T6">Helicia </text:span><text:span text:style-name="T12">leaves</text:span><text:span text:style-name="T6">.</text:span><text:span text:style-name="T12"> Of these 12</text:span><text:span text:style-name="T50"> </text:span>showed <text:span text:style-name="T51">strong </text:span>patterns of cooccurrence with <text:span text:style-name="T1">Helicia</text:span><text:span text:style-name="T10"> </text:span><text:span text:style-name="T1">formosana.</text:span> <text:span text:style-name="T51">O</text:span>ut of <text:span text:style-name="T51">2025</text:span> possible fungal OTUs <text:span text:style-name="T51">observed in woody tissue of all hosts, 731 OTUs were found in </text:span><text:span text:style-name="T6">Helicia </text:span><text:span text:style-name="T12">wood</text:span><text:span text:style-name="T6">.</text:span><text:span text:style-name="T12"> Of these 7 OTUs </text:span><text:span text:style-name="T13">showed strong patterns of cooccurrence with </text:span><text:span text:style-name="T7">Helicia</text:span><text:span text:style-name="T13"> </text:span><text:span text:style-name="T7">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contained high proportions of core fungi consistently throughout the plot (Fig. 12). </text:p>
      <text:p text:style-name="P15"/>
      <text:p text:style-name="P1"/>
      <text:p text:style-name="P1">Summary comparison</text:p>
      <text:p text:style-name="P1"/>
      <text:p text:style-name="P17">The above analysis compared patterns of community dissimilarity at several levels (Fig. ___, Table 2). <text:s/>Wood and leaf endophytes of all host-trees showed an <text:span text:style-name="T52">similar, very</text:span> high <text:span text:style-name="T52">levels of</text:span> dissimilarity among all samples (all-host leaf endophyte mean BC=0.9<text:span text:style-name="T52">0</text:span>, sd=0.<text:span text:style-name="T52">09</text:span>; wood endophyte mean BC=0.<text:span text:style-name="T52">87</text:span>, sd=0.07). <text:span text:style-name="T1">Helicia</text:span><text:span text:style-name="T10"> </text:span><text:span text:style-name="T1">formosana</text:span> <text:span text:style-name="T53">samples show a lower average level of dissimilarity </text:span>(leaf mean BC=0.<text:span text:style-name="T52">80</text:span>, sd =0.1<text:span text:style-name="T52">1</text:span>; wood mean BC = 0.8<text:span text:style-name="T52">0</text:span>, sd=0.0<text:span text:style-name="T52">6</text:span>). This variation can then be partitioned into two groups: <text:span text:style-name="T52">(1) n</text:span>on-core fungi, <text:span text:style-name="T52">which</text:span> show a <text:span text:style-name="T53">high average </text:span>level of dissimilarity (leaf mean BC=0.8<text:span text:style-name="T53">9</text:span>, sd =0.<text:span text:style-name="T53">08</text:span> ; wood mean BC = 0.8<text:span text:style-name="T53">3</text:span>, sd=0.06), <text:span text:style-name="T52">and</text:span> <text:span text:style-name="T52">(2) </text:span>core fungi, <text:span text:style-name="T53">which</text:span> <text:span text:style-name="T52">show</text:span> a lower mean BC (leaf mean BC=0.<text:span text:style-name="T53">38</text:span>, sd =0.<text:span text:style-name="T53">1</text:span>7; wood mean BC = 0.<text:span text:style-name="T53">39</text:span>, sd=0.17). </text:p>
      <text:p text:style-name="P17"/>
      <text:p text:style-name="P1">Discussion</text:p>
      <text:p text:style-name="P1"/>
      <text:p text:style-name="P45"><text:span text:style-name="T8">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59"> </text:span><text:span text:style-name="T61">12</text:span><text:span text:style-name="T59"> s</text:span><text:span text:style-name="T8">pecies in leaves and </text:span><text:span text:style-name="T61">7</text:span><text:span text:style-name="T8"> in wood, “the core” that behave differently. Removing these fungi from consideration brings the mycobiome of their host, </text:span><text:span text:style-name="T3">H. formosana</text:span><text:span text:style-name="T8">, nearly back to the high background levels of dissimilarity among samples of the entire study, </text:span><text:soft-page-break/><text:span text:style-name="T8">indicating that these may be the species through which host effects are manifested (Fig. ____). <text:s/></text:span></text:p>
      <text:p text:style-name="P45"/>
      <text:p text:style-name="P45"><text:span text:style-name="T8">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3">H</text:span><text:span text:style-name="T8">. </text:span><text:span text:style-name="T3">formosana</text:span><text:span text:style-name="T8">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9"><text:span text:style-name="T21">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1">.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9"/>
      <text:p text:style-name="P39"><text:span text:style-name="T21">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3">Helicia</text:span><text:span text:style-name="T11"> </text:span><text:span text:style-name="T3">formosana</text:span><text:span text:style-name="T8">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text:soft-page-break/></text:p>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4">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text:soft-page-break/>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text:soft-page-break/>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text:soft-page-break/>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text:soft-page-break/></text:p>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8">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 Figures reproduced with permission from authors.</text:span></text:p>
      <text:p text:style-name="P1"/>
      <text:p text:style-name="P1"><text:change text:change-id="ct67740416"/></text:p>
      <text:p text:style-name="P1"/>
      <text:p text:style-name="P1">Figure <text:change text:change-id="ct82543936"/><text:change-start text:change-id="ct74170032"/>-<text:span text:style-name="T62">3.</text:span><text:change-end text:change-id="ct74170032"/> <text:span text:style-name="T54">Class-level o</text:span>verview of taxonomic composition of wood and leaf librarie<text:span text:style-name="T54">s, from all trees sampled. Proportions are out of total OTUs observed in each plant organ: 2025 OTUs in wood, 1302 in leaves. </text:span></text:p>
      <text:p text:style-name="P1"/>
      <text:p text:style-name="P1"><text:change text:change-id="ct70936704"/><text:s/></text:p>
      <text:p text:style-name="P1"/>
      <text:p text:style-name="P1">Figure <text:change text:change-id="ct83436672"/><text:change-start text:change-id="ct79270832"/><text:span text:style-name="T62">4.</text:span><text:change-end text:change-id="ct79270832"/> Non-metric multidimensional scaling diagram of endophyte communities, with all tree hosts that were sampled at least 3 times. <text:change text:change-id="ct74489648"/></text:p>
      <text:p text:style-name="P1"/>
      <text:p text:style-name="P1">Figure <text:change text:change-id="ct83740624"/><text:change-start text:change-id="ct84053392"/><text:span text:style-name="T62">5.</text:span><text:change-end text:change-id="ct84053392"/> <text:change text:change-id="ct72831712"/><text:change-start text:change-id="ct69838816"/><text:s/><text:span text:style-name="T55">Move to supplementary</text:span><text:change-end text:change-id="ct69838816"/></text:p>
      <text:p text:style-name="P1"/>
      <text:p text:style-name="P1"><text:change text:change-id="ct74570672"/></text:p>
      <text:p text:style-name="P1"/>
      <text:p text:style-name="P1"><text:change text:change-id="ct71393216"/></text:p>
      <text:p text:style-name="P1"/>
      <text:p text:style-name="P2">Figure <text:change-start text:change-id="ct83246144"/>-<text:change-end text:change-id="ct83246144"/><text:change text:change-id="ct82671344"/><text:change-start text:change-id="ct82257008"/><text:span text:style-name="T62">6</text:span><text:change-end text:change-id="ct82257008"/> Two PCNM vectors showing patterns of variation <text:span text:style-name="T56">in endophyte communities </text:span>of <text:span text:style-name="T56">a </text:span>single host-tree <text:span text:style-name="T56">species</text:span>, <text:span text:style-name="T1">Helicia</text:span><text:span text:style-name="T10"> </text:span><text:span text:style-name="T1">formosana</text:span>. <text:span text:style-name="T56">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text:soft-page-break/>n the plot at large and the southern valley. <text:span text:style-name="T57">Full arrays of ecologically significant PCNM vectors are provided in Fig. S__ . </text:span></text:p>
      <text:p text:style-name="P1"/>
      <text:p text:style-name="P1">Figure <text:change text:change-id="ct83743840"/><text:change-start text:change-id="ct79274816"/><text:span text:style-name="T62">7</text:span><text:change-end text:change-id="ct79274816"/> Map of Bray-Curtis dissimilarity values over the Fushan FDP, resulting from comparisons between red circled point all other <text:span text:style-name="T1">Helicia</text:span><text:span text:style-name="T10"> </text:span><text:span text:style-name="T1">formosana</text:span> samples. Dark blue points (BC=1) share no fungal species in common with the circled sample, and increase in similarity from yellow to green</text:p>
      <text:p text:style-name="P1">(BC=0).</text:p>
      <text:p text:style-name="P1"/>
      <text:p text:style-name="P3">Figure <text:change text:change-id="ct83744064"/><text:change-start text:change-id="ct82196032"/><text:span text:style-name="T62">8</text:span><text:change-end text:change-id="ct82196032"/>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3">Figure <text:change text:change-id="ct78925344"/><text:change-start text:change-id="ct83035168"/><text:span text:style-name="T62">9</text:span><text:change-end text:change-id="ct83035168"/>. Distribution of Bray-Curtis dissimilarity among sample comparisons of all hosts, and of <text:span text:style-name="T1">Helicia</text:span><text:span text:style-name="T10"> </text:span><text:span text:style-name="T1">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0T22:25:29.892526244</dc:date>
    <meta:editing-duration>P1DT6H51M15S</meta:editing-duration>
    <meta:editing-cycles>40</meta:editing-cycles>
    <meta:generator>LibreOffice/5.1.6.2$Linux_X86_64 LibreOffice_project/10m0$Build-2</meta:generator>
    <meta:document-statistic meta:table-count="0" meta:image-count="0" meta:object-count="0" meta:page-count="14" meta:paragraph-count="141" meta:word-count="6447" meta:character-count="43613" meta:non-whitespace-character-count="37280"/>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